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6DCE4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6DCE4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D9E1F2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2683333333333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37.2pt" style:use-optimal-row-height="fals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28.8pt" style:use-optimal-row-height="false" fo:break-before="auto"/>
    </style:style>
    <style:style style:name="ro5" style:family="table-row">
      <style:table-row-properties style:row-height="37.8pt" style:use-optimal-row-height="false" fo:break-before="auto"/>
    </style:style>
    <style:style style:name="ro6" style:family="table-row">
      <style:table-row-properties style:row-height="26.4pt" style:use-optimal-row-height="false" fo:break-before="auto"/>
    </style:style>
    <style:style style:name="ro7" style:family="table-row">
      <style:table-row-properties style:row-height="57.6pt" style:use-optimal-row-height="true" fo:break-before="auto"/>
    </style:style>
    <style:style style:name="ro8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Dégâts/</text:p>
            <text:p>Caractéristiques</text:p>
          </table:table-cell>
          <table:table-cell office:value-type="string" table:style-name="ce3">
            <text:p>d4</text:p>
          </table:table-cell>
          <table:table-cell office:value-type="string" table:style-name="ce3">
            <text:p>d6</text:p>
          </table:table-cell>
          <table:table-cell office:value-type="string" table:style-name="ce3">
            <text:p>d8</text:p>
          </table:table-cell>
          <table:table-cell office:value-type="string" table:style-name="ce3">
            <text:p>d10</text:p>
          </table:table-cell>
          <table:table-cell office:value-type="string" table:style-name="ce3">
            <text:p>d12</text:p>
          </table:table-cell>
          <table:table-cell office:value-type="string" table:style-name="ce3">
            <text:p>d20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3">
            <text:p>Inflige +x dégâts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6">
            <text:p>Peut infliger un<text:s/></text:p>
            <text:p>statut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6">
            <text:p>Peut infliger plusieurs</text:p>
            <text:p>statuts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6">
            <text:p>Peut infliger tous<text:s/></text:p>
            <text:p>les status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96" table:style-name="ce5">
            <text:p>96</text:p>
          </table:table-cell>
          <table:table-cell table:style-name="ce4"/>
          <table:table-cell table:number-columns-repeated="16376"/>
        </table:table-row>
        <table:table-row table:style-name="ro4">
          <table:table-cell office:value-type="string" table:style-name="ce6">
            <text:p>Maîtrise la magie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Peut se régénér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6">
            <text:p>Peut agir<text:s/></text:p>
            <text:p>plusieurs fois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6">
            <text:p>Résistance à un</text:p>
            <text:p>type de dégât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6">
            <text:p>Résistance à plusieurs types de dégâts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style-name="ce7"/>
          <table:table-cell table:number-columns-repeated="16376"/>
        </table:table-row>
        <table:table-row table:style-name="ro1">
          <table:table-cell office:value-type="string" table:style-name="ce6">
            <text:p>Résistance à tous types de dégâts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96" table:style-name="ce5">
            <text:p>96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6">
            <text:p>Immunité à un<text:s/></text:p>
            <text:p>type de dégât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style-name="ce4"/>
          <table:table-cell table:number-columns-repeated="16376"/>
        </table:table-row>
        <table:table-row table:style-name="ro3">
          <table:table-cell office:value-type="string" table:style-name="ce6">
            <text:p>Immunité à plusieurs<text:s/></text:p>
            <text:p>type de dégât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96" table:style-name="ce5">
            <text:p>96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Immunité à un<text:s/></text:p>
            <text:p>tous types de dégât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office:value-type="float" office:value="128" table:style-name="ce5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Encaisse x dégâts physique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Encaisse x dégâts magique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Résistance inné à<text:s/></text:p>
            <text:p>un type de magie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Résistance inné à<text:s/></text:p>
            <text:p>plusieurs type de magie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Résistance inné à<text:s/></text:p>
            <text:p>tous type de magie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96" table:style-name="ce5">
            <text:p>96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Immunité à un<text:s/></text:p>
            <text:p>type de magie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Immunité à plusieurs<text:s/></text:p>
            <text:p>type de magies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96" table:style-name="ce5">
            <text:p>96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Immunité à un<text:s/></text:p>
            <text:p>tous types de magies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office:value-type="float" office:value="128" table:style-name="ce5">
            <text:p>12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Capacité de souffle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eut empêcher d'agi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eut invoquer des alliés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eut devenir invulnérable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Résistance à un</text:p>
            <text:p>statut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Résistance à plusieurs statuts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Résistance à tous types de statuts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96" table:style-name="ce5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mmunité à un<text:s/></text:p>
            <text:p>type de statut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Immunité à plusieurs<text:s/></text:p>
            <text:p>type de statuts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96" table:style-name="ce5">
            <text:p>96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Immunité à un<text:s/></text:p>
            <text:p>tous types de statuts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office:value-type="float" office:value="128" table:style-name="ce5">
            <text:p>128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Vitesse de déplacement</text:p>
            <text:p>supérieure à 9 m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32" table:style-name="ce5">
            <text:p>32</text:p>
          </table:table-cell>
          <table:table-cell office:value-type="float" office:value="64" table:style-name="ce5">
            <text:p>64</text:p>
          </table:table-cell>
          <table:table-cell table:number-columns-repeated="16377"/>
        </table:table-row>
        <table:table-row table:style-name="ro6">
          <table:table-cell office:value-type="string" table:style-name="ce6">
            <text:p>Peut se téléporter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96" table:style-name="ce5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eut lire dans les pensées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96" table:style-name="ce5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Ne peut pas mourir</text:p>
          </table:table-cell>
          <table:table-cell office:value-type="float" office:value="5" table:style-name="ce9">
            <text:p>5</text:p>
          </table:table-cell>
          <table:table-cell office:value-type="float" office:value="10" table:style-name="ce9">
            <text:p>10</text:p>
          </table:table-cell>
          <table:table-cell office:value-type="float" office:value="20" table:style-name="ce9">
            <text:p>20</text:p>
          </table:table-cell>
          <table:table-cell office:value-type="float" office:value="40" table:style-name="ce9">
            <text:p>40</text:p>
          </table:table-cell>
          <table:table-cell office:value-type="float" office:value="80" table:style-name="ce9">
            <text:p>80</text:p>
          </table:table-cell>
          <table:table-cell office:value-type="float" office:value="160" table:style-name="ce9">
            <text:p>160</text:p>
          </table:table-cell>
          <table:table-cell table:number-columns-repeated="16377"/>
        </table:table-row>
        <table:table-row table:style-name="ro3">
          <table:table-cell office:value-type="string" table:style-name="ce8">
            <text:p>Peut lancer plusieurs dés de dégâts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office:value-type="float" office:value="16" table:style-name="ce9">
            <text:p>16</text:p>
          </table:table-cell>
          <table:table-cell office:value-type="float" office:value="32" table:style-name="ce9">
            <text:p>32</text:p>
          </table:table-cell>
          <table:table-cell office:value-type="float" office:value="64" table:style-name="ce9">
            <text:p>64</text:p>
          </table:table-cell>
          <table:table-cell office:value-type="float" office:value="128" table:style-name="ce9">
            <text:p>128</text:p>
          </table:table-cell>
          <table:table-cell table:number-columns-repeated="16377"/>
        </table:table-row>
        <table:table-row table:style-name="ro7">
          <table:table-cell office:value-type="string" table:style-name="ce10">
            <text:p>Ne peut pas mourir<text:s/></text:p>
            <text:p>sans un objet spécifique</text:p>
          </table:table-cell>
          <table:table-cell office:value-type="float" office:value="4" table:style-name="ce11">
            <text:p>4</text:p>
          </table:table-cell>
          <table:table-cell office:value-type="float" office:value="8" table:style-name="ce11">
            <text:p>8</text:p>
          </table:table-cell>
          <table:table-cell office:value-type="float" office:value="16" table:style-name="ce11">
            <text:p>16</text:p>
          </table:table-cell>
          <table:table-cell office:value-type="float" office:value="32" table:style-name="ce11">
            <text:p>32</text:p>
          </table:table-cell>
          <table:table-cell office:value-type="float" office:value="64" table:style-name="ce11">
            <text:p>64</text:p>
          </table:table-cell>
          <table:table-cell office:value-type="float" office:value="128" table:style-name="ce11">
            <text:p>128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Peut dissimuler sa<text:s/></text:p>
            <text:p>présence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24" table:style-name="ce11">
            <text:p>24</text:p>
          </table:table-cell>
          <table:table-cell office:value-type="float" office:value="48" table:style-name="ce11">
            <text:p>48</text:p>
          </table:table-cell>
          <table:table-cell office:value-type="float" office:value="96" table:style-name="ce11">
            <text:p>96</text:p>
          </table:table-cell>
          <table:table-cell table:number-columns-repeated="16377"/>
        </table:table-row>
        <table:table-row table:number-rows-repeated="104853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Gabriel DELAGE</meta:initial-creator>
    <dc:creator>Gabriel</dc:creator>
    <meta:creation-date>2023-01-24T11:59:09Z</meta:creation-date>
    <dc:date>2023-01-26T12:41:04Z</dc:date>
  </office:meta>
</office:document-meta>
</file>